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Low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.281*10^9</text:p>
          </table:table-cell>
          <table:table-cell office:value-type="string">
            <text:p>2.5199*10^7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.25*10^9</text:p>
          </table:table-cell>
          <table:table-cell office:value-type="string">
            <text:p>4.795*10^7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1.2425*10^9</text:p>
          </table:table-cell>
          <table:table-cell office:value-type="string">
            <text:p>5.7865*10^07</text:p>
          </table:table-cell>
          <table:table-cell/>
        </table:table-row>
        <table:table-row table:style-name="ro2" table:number-rows-repeated="6">
          <table:table-cell table:number-columns-repeated="4"/>
        </table:table-row>
        <table:table-row table:style-name="ro2">
          <table:table-cell/>
          <table:table-cell office:value-type="string">
            <text:p>energy X</text:p>
          </table:table-cell>
          <table:table-cell office:value-type="string">
            <text:p>1.3173*10^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 Agrawal</meta:initial-creator>
    <meta:creation-date>2015-05-13T20:22:28</meta:creation-date>
    <dc:date>2015-05-13T22:04:14</dc:date>
    <dc:creator>D. Agrawal</dc:creator>
    <meta:editing-duration>PT1H26M36S</meta:editing-duration>
    <meta:editing-cycles>1</meta:editing-cycles>
    <meta:document-statistic meta:table-count="1" meta:cell-count="14" meta:object-count="0"/>
    <meta:generator>LibreOffice/4.0.4.2$Linux_X86_64 LibreOffice_project/400m0$Build-2</meta:generator>
  </office:meta>
</office:document-meta>
</file>